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IDADE I - ELETROSTÁTICA</text:h>
      <text:p text:style-name="Text_20_body"> A partir desta unidade, você será capaz de:</text:p>
      <text:p text:style-name="Text_20_body">1.1. Compreender o conceito e a natureza da carga elétrica e os princípios de conservação e quantização da carga.<text:line-break/>1.2. Compreender como os corpos se tornam eletricamente carregados e os diferentes processos de eletrização e aplicá-los em situações cotidianas.<text:line-break/>1.3. Usar a lei de Coulomb para calcular a força elétrica existente entre cargas.<text:line-break/>1.4. Aplicar o Princípio da Superposição para calcular a força elétrica dado um conjunto de cargas.</text:p>
      <text:p text:style-name="Text_20_body">2.1. Compreender o conceito de Campo Elétrico.<text:line-break/>2.2. Usar o conceito de linhas de campo elétrico para visualizar e interpretar os campos elétricos.<text:line-break/>2.3. Calcular o campo elétrico para cargas puntiformes.<text:line-break/>2.4. Calcular o campo elétrico para diversas distribuições contínuas de cargas.</text:p>
      <text:p text:style-name="Text_20_body">3.1. Determinar a quantidade de carga no interior de uma superfície fechada examinando o campo elétrico sobre a superfície.<text:line-break/>3.2. Entender o significado de fluxo elétrico, sendo capaz de calculá-lo.<text:line-break/>3.3. Compreender como a lei de Gauss relaciona o fluxo elétrico através de uma superfície fechada à carga englobada pela superfície.<text:line-break/>3.4. Aplicar a Lei de Gauss para calcular o campo elétrico produzido por distribuições simétricas de carga.<text:line-break/>3.5. Aplicar a Lei de Gauss para determinar a distribuição de carga a partir do campo elétrico.<text:line-break/>3.6. Calcular o campo elétrico ou a distribuição de carga em um condutor carregado e em um corpo isolante uniformemente/não uniformemente carregado, para ambos com e sem cavidade em seu interior.</text:p>
      <text:p text:style-name="Text_20_body">4.1. Calcular o trabalho realizado ao deslocar uma carga de um ponto a outro em um campo elétrico.<text:line-break/>4.2. Enunciar o Teorema Trabalho-Energia e aplicá-lo na análise de problemas relativos à Eletrostática.<text:line-break/>4.3. Calcular a energia potencial em um campo elétrico uniforme.<text:line-break/>4.4. Calcular a energia potencial de um conjunto de cargas puntiformes.<text:line-break/>4.5. Compreender o significado e a importância do potencial elétrico e da diferença de potencial (ou tensão / voltagem).<text:line-break/>4.6. Calcular o potencial elétrico que um conjunto de cargas puntiformes produz em um ponto do espaço.<text:line-break/>4.7. Usar o campo elétrico para calcular o potencial elétrico. <text:line-break/>4.8. Calcular o potencial elétrico que distribuições contínuas de carga produzem em um ponto no espaço.<text:line-break/>4.9. Usar o conceito de superfícies equipotenciais para visualizar como o potencial elétrico varia no espaço.<text:line-break/>4.10. Usar o gradiente potencial elétrico para calcular o campo elétric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8:03:22.519544391</meta:creation-date>
    <dc:date>2019-08-10T08:04:05.036689083</dc:date>
    <meta:editing-duration>PT43S</meta:editing-duration>
    <meta:editing-cycles>1</meta:editing-cycles>
    <meta:document-statistic meta:table-count="0" meta:image-count="0" meta:object-count="0" meta:page-count="1" meta:paragraph-count="6" meta:word-count="381" meta:character-count="2437" meta:non-whitespace-character-count="2060"/>
    <meta:generator>LibreOffice/6.0.7.3$Linux_X86_64 LibreOffice_project/00m0$Build-3</meta:generator>
  </office:meta>
</office:document-meta>
</file>